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30000009D5DB98D39F63181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77cm" svg:height="5.536cm" svg:x="7.637cm" svg:y="12.369cm">
          <draw:image xlink:href="Pictures/10000201000000C30000009D5DB98D39F63181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5:52.939274389</meta:creation-date>
    <dc:date>2018-02-26T13:36:08.641813074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